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1cm" fo:min-width="0cm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cm" fo:min-width="0cm"/>
    </style:style>
    <style:style style:name="gr9" style:family="graphic" style:parent-style-name="standard">
      <style:graphic-properties draw:stroke="none" svg:stroke-color="#000000" draw:fill="solid" draw:fill-color="#ffff66" fo:min-height="2.01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font-size="48pt"/>
    </style:style>
    <style:style style:name="P5" style:family="paragraph">
      <style:paragraph-properties fo:text-align="center"/>
      <style:text-properties fo:font-family="'Microsoft YaHei UI'" style:font-family-generic="swiss" style:font-pitch="variable" fo:font-size="26pt" style:font-family-asian="'Microsoft YaHei UI'" style:font-family-generic-asian="swiss" style:font-pitch-asian="variabl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'Microsoft YaHei UI'" style:font-family-generic="swiss" style:font-pitch="variable" style:font-family-asian="'Microsoft YaHei UI'" style:font-family-generic-asian="swiss" style:font-pitch-asian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3.208cm" svg:height="1.441cm" svg:x="3.592cm" svg:y="2.7cm">
          <draw:text-box>
            <text:p text:style-name="P1"><text:span text:style-name="T1">C</text:span><text:span text:style-name="T1">語言</text:span></text:p>
          </draw:text-box>
        </draw:frame>
        <draw:frame draw:style-name="gr2" draw:text-style-name="P1" draw:layer="layout" svg:width="6.014cm" svg:height="2.541cm" svg:x="21.6cm" svg:y="1.5cm">
          <draw:text-box>
            <text:p text:style-name="P1"><text:span text:style-name="T1">物件導向語言</text:span></text:p>
          </draw:text-box>
        </draw:frame>
        <draw:rect draw:style-name="gr3" draw:text-style-name="P2" draw:layer="layout" svg:width="6.4cm" svg:height="2cm" svg:x="21.3cm" svg:y="5.2cm">
          <text:p text:style-name="P2">Id [ ] : string </text:p>
        </draw:rect>
        <draw:rect draw:style-name="gr3" draw:text-style-name="P2" draw:layer="layout" svg:width="6.4cm" svg:height="2cm" svg:x="21.3cm" svg:y="7.2cm">
          <text:p text:style-name="P2">name [ ] : string </text:p>
        </draw:rect>
        <draw:rect draw:style-name="gr3" draw:text-style-name="P2" draw:layer="layout" svg:width="6.4cm" svg:height="2cm" svg:x="21.3cm" svg:y="9.2cm">
          <text:p text:style-name="P2">age :int </text:p>
        </draw:rect>
        <draw:rect draw:style-name="gr3" draw:text-style-name="P2" draw:layer="layout" svg:width="6.4cm" svg:height="2cm" svg:x="21.3cm" svg:y="11.2cm">
          <text:p text:style-name="P2">main : int</text:p>
        </draw:rect>
        <draw:rect draw:style-name="gr4" draw:text-style-name="P2" draw:layer="layout" svg:width="6.4cm" svg:height="2cm" svg:x="21.3cm" svg:y="3.3cm">
          <text:p text:style-name="P2">person</text:p>
        </draw:rect>
        <draw:rect draw:style-name="gr3" draw:text-style-name="P2" draw:layer="layout" svg:width="6.4cm" svg:height="2cm" svg:x="21.3cm" svg:y="13.2cm">
          <text:p text:style-name="P2">input( ) : void</text:p>
        </draw:rect>
        <draw:rect draw:style-name="gr3" draw:text-style-name="P2" draw:layer="layout" svg:width="6.4cm" svg:height="2cm" svg:x="21.3cm" svg:y="15.2cm">
          <text:p text:style-name="P2">show ( ): void</text:p>
        </draw:rect>
        <draw:rect draw:style-name="gr3" draw:text-style-name="P2" draw:layer="layout" svg:width="6.4cm" svg:height="2cm" svg:x="1.9cm" svg:y="6.6cm">
          <text:p text:style-name="P2">Id [ ] : string </text:p>
        </draw:rect>
        <draw:rect draw:style-name="gr3" draw:text-style-name="P2" draw:layer="layout" svg:width="6.4cm" svg:height="2cm" svg:x="1.9cm" svg:y="8.6cm">
          <text:p text:style-name="P2">name [ ] : string </text:p>
        </draw:rect>
        <draw:rect draw:style-name="gr3" draw:text-style-name="P2" draw:layer="layout" svg:width="6.4cm" svg:height="2cm" svg:x="1.9cm" svg:y="10.6cm">
          <text:p text:style-name="P2">age :int </text:p>
        </draw:rect>
        <draw:rect draw:style-name="gr3" draw:text-style-name="P2" draw:layer="layout" svg:width="6.4cm" svg:height="2cm" svg:x="1.9cm" svg:y="12.6cm">
          <text:p/>
        </draw:rect>
        <draw:rect draw:style-name="gr4" draw:text-style-name="P2" draw:layer="layout" svg:width="6.4cm" svg:height="2cm" svg:x="1.9cm" svg:y="4.7cm">
          <text:p text:style-name="P2">Struct person</text:p>
        </draw:rect>
        <draw:ellipse draw:style-name="gr5" draw:text-style-name="P2" draw:layer="layout" svg:width="1.5cm" svg:height="2.1cm" svg:x="13.2cm" svg:y="3.2cm">
          <text:p/>
        </draw:ellipse>
        <draw:ellipse draw:style-name="gr5" draw:text-style-name="P2" draw:layer="layout" svg:width="1.5cm" svg:height="2.1cm" svg:x="17.4cm" svg:y="7.7cm">
          <text:p/>
        </draw:ellipse>
        <draw:ellipse draw:style-name="gr5" draw:text-style-name="P2" draw:layer="layout" svg:width="1.5cm" svg:height="2.1cm" svg:x="9.5cm" svg:y="7.7cm">
          <text:p/>
        </draw:ellipse>
        <draw:ellipse draw:style-name="gr5" draw:text-style-name="P2" draw:layer="layout" svg:width="1.5cm" svg:height="2.1cm" svg:x="13.2cm" svg:y="11.4cm">
          <text:p/>
        </draw:ellipse>
        <draw:line draw:style-name="gr6" draw:text-style-name="P2" draw:layer="layout" svg:x1="10.8cm" svg:y1="8cm" svg:x2="13.3cm" svg:y2="4.9cm">
          <text:p/>
        </draw:line>
        <draw:line draw:style-name="gr6" draw:text-style-name="P2" draw:layer="layout" svg:x1="14.6cm" svg:y1="4.7cm" svg:x2="17.6cm" svg:y2="8cm">
          <text:p/>
        </draw:line>
        <draw:line draw:style-name="gr6" draw:text-style-name="P2" draw:layer="layout" svg:x1="17.6cm" svg:y1="9.3cm" svg:x2="14.7cm" svg:y2="11.6cm">
          <text:p/>
        </draw:line>
        <draw:line draw:style-name="gr6" draw:text-style-name="P2" draw:layer="layout" svg:x1="13.8cm" svg:y1="11.2cm" svg:x2="13.8cm" svg:y2="5.5cm">
          <text:p/>
        </draw:line>
        <draw:line draw:style-name="gr6" draw:text-style-name="P2" draw:layer="layout" svg:x1="13.2cm" svg:y1="13.2cm" svg:x2="10.3cm" svg:y2="15.6cm">
          <text:p/>
        </draw:line>
        <draw:frame draw:style-name="gr1" draw:layer="layout" svg:width="2.513cm" svg:height="0.963cm" svg:x="12.4cm" svg:y="1.9cm">
          <draw:text-box>
            <text:p>Input( )</text:p>
          </draw:text-box>
        </draw:frame>
        <draw:frame draw:style-name="gr1" draw:layer="layout" svg:width="2.674cm" svg:height="0.963cm" svg:x="17.6cm" svg:y="11cm">
          <draw:text-box>
            <text:p>Show( )</text:p>
          </draw:text-box>
        </draw:frame>
        <draw:frame draw:style-name="gr1" draw:layer="layout" svg:width="1.874cm" svg:height="0.963cm" svg:x="9.4cm" svg:y="9.837cm">
          <draw:text-box>
            <text:p>main</text:p>
          </draw:text-box>
        </draw:frame>
        <draw:frame draw:style-name="gr7" draw:text-style-name="P3" draw:layer="layout" svg:width="3.959cm" svg:height="1.872cm" svg:x="11.841cm" svg:y="8.2cm">
          <draw:text-box>
            <text:p text:style-name="P3">(1)重新執行</text:p>
          </draw:text-box>
        </draw:frame>
        <draw:frame draw:style-name="gr7" draw:text-style-name="P3" draw:layer="layout" svg:width="3.959cm" svg:height="1.872cm" svg:x="10.141cm" svg:y="13.6cm">
          <draw:text-box>
            <text:p text:style-name="P3">(2)完全結束</text:p>
          </draw:text-box>
        </draw:frame>
        <draw:frame draw:style-name="gr1" draw:layer="layout" svg:width="2.966cm" svg:height="0.963cm" svg:x="14.5cm" svg:y="13.737cm">
          <draw:text-box>
            <text:p>exitfun( )</text:p>
          </draw:text-box>
        </draw:frame>
        <draw:frame draw:style-name="gr8" draw:text-style-name="P4" draw:layer="layout" svg:width="1.275cm" svg:height="11.8cm" svg:x="20cm" svg:y="5.3cm">
          <draw:text-box>
            <text:p text:style-name="P4">-</text:p>
            <text:p text:style-name="P4">-</text:p>
            <text:p text:style-name="P4">-</text:p>
            <text:p text:style-name="P4">+</text:p>
            <text:p text:style-name="P4">+</text:p>
            <text:p text:style-name="P4">+</text:p>
          </draw:text-box>
        </draw:frame>
        <draw:frame draw:style-name="gr9" draw:text-style-name="P5" draw:layer="layout" svg:width="10.9cm" svg:height="2.262cm" svg:x="1.8cm" svg:y="17.7cm">
          <draw:text-box>
            <text:p text:style-name="P5"><text:span text:style-name="T2">3 Struct Fun.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0:34:40.54</meta:creation-date>
    <dc:date>2021-09-13T11:09:59.67</dc:date>
    <dc:creator>frank </dc:creator>
    <meta:editing-duration>PT35M19S</meta:editing-duration>
    <meta:editing-cycles>2</meta:editing-cycles>
    <meta:generator>OpenOffice/4.1.10$Win32 OpenOffice.org_project/4110m2$Build-9807</meta:generator>
    <meta:document-statistic meta:object-count="31"/>
  </office:meta>
</office:document-meta>
</file>